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7cm" fo:min-width="0.98cm"/>
    </style:style>
    <style:style style:name="gr3" style:family="graphic" style:parent-style-name="standard">
      <style:graphic-properties draw:stroke="none" svg:stroke-color="#000000" draw:fill="none" draw:fill-color="#ffffff" fo:min-height="0.507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7cm" fo:min-width="2.3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CMU Serif'" style:font-style-name="Roman" style:font-family-generic="modern" style:font-pitch="variable" fo:font-size="12pt" fo:font-weight="normal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CMU Serif'" style:font-style-name="Roman" style:font-family-generic="modern" style:font-pitch="variable" fo:font-size="12pt" fo:font-weight="normal" style:font-size-asian="12pt" style:font-size-complex="12pt"/>
    </style:style>
    <style:style style:name="T1" style:family="text">
      <style:text-properties fo:font-family="'CMU Serif'" style:font-style-name="Roman" style:font-family-generic="modern" style:font-pitch="variable" fo:font-size="12pt" fo:font-weight="normal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87cm" svg:height="3.628cm" svg:x="0.1cm" svg:y="1.072cm">
          <text:p text:style-name="P1"><text:span text:style-name="T1">int v1;</text:span></text:p>
          <text:p text:style-name="P1"><text:span text:style-name="T1">int v2;</text:span></text:p>
          <text:p text:style-name="P1"><text:span text:style-name="T1">char res[4];</text:span></text:p>
          <text:p text:style-name="P1"><text:span text:style-name="T1"/></text:p>
          <text:p text:style-name="P1"><text:span text:style-name="T1">v1 = rand();</text:span></text:p>
          <text:p text:style-name="P1"><text:span text:style-name="T1">v2 = sin(v1);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087cm" svg:height="0.469cm" svg:x="0.1cm" svg:y="0.603cm">
          <text:p text:style-name="P3"><text:span text:style-name="T1">void code(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44cm" svg:height="0.469cm" svg:x="8.375cm" svg:y="3.681cm">
          <text:p text:style-name="P3"><text:span text:style-name="T1">v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44cm" svg:height="0.468cm" svg:x="8.375cm" svg:y="3.213cm">
          <text:p text:style-name="P3"><text:span text:style-name="T1">res[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44cm" svg:height="0.47cm" svg:x="8.375cm" svg:y="2.743cm">
          <text:p text:style-name="P3"><text:span text:style-name="T1">res[1]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44cm" svg:height="0.469cm" svg:x="8.375cm" svg:y="2.274cm">
          <text:p text:style-name="P3"><text:span text:style-name="T1">res[2]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44cm" svg:height="0.468cm" svg:x="8.375cm" svg:y="1.806cm">
          <text:p text:style-name="P3"><text:span text:style-name="T1">res[3]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8cm" svg:height="0.757cm" svg:x="8.52cm" svg:y="0.187cm">
          <draw:text-box>
            <text:p text:style-name="P3"><text:span text:style-name="T1">Pilha</text:span></text:p>
          </draw:text-box>
        </draw:frame>
        <draw:custom-shape draw:style-name="gr1" draw:text-style-name="P4" draw:layer="layout" svg:width="1.544cm" svg:height="0.47cm" svg:x="8.375cm" svg:y="4.15cm">
          <text:p text:style-name="P3"><text:span text:style-name="T1">v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44cm" svg:height="0.939cm" svg:x="8.375cm" svg:y="0.867cm">
          <text:p text:style-name="P3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087cm" svg:height="0.757cm" svg:x="0.1cm" svg:y="-0.1cm">
          <draw:text-box>
            <text:p text:style-name="P3"><text:span text:style-name="T1">Programa</text:span></text:p>
          </draw:text-box>
        </draw:frame>
        <draw:custom-shape draw:style-name="gr1" draw:text-style-name="P4" draw:layer="layout" svg:width="2.972cm" svg:height="0.469cm" svg:x="4.257cm" svg:y="3.503cm">
          <text:p text:style-name="P3"><text:span text:style-name="T1">Prio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972cm" svg:height="0.469cm" svg:x="4.257cm" svg:y="3.034cm">
          <text:p text:style-name="P3"><text:span text:style-name="T1">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.972cm" svg:height="0.469cm" svg:x="4.257cm" svg:y="2.565cm">
          <text:p text:style-name="P3"><text:span text:style-name="T1">Status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972cm" svg:height="0.47cm" svg:x="4.257cm" svg:y="2.095cm">
          <text:p text:style-name="P3"><text:span text:style-name="T1">StackIni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972cm" svg:height="0.468cm" svg:x="4.257cm" svg:y="1.627cm">
          <text:p text:style-name="P3"><text:span text:style-name="T1">StackPoi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972cm" svg:height="0.469cm" svg:x="4.257cm" svg:y="3.972cm">
          <text:p text:style-name="P3"><text:span text:style-name="T1">Function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229cm" svg:y1="1.835cm" svg:x2="8.375cm" svg:y2="2.035cm">
          <text:p/>
        </draw:line>
        <draw:line draw:style-name="gr4" draw:text-style-name="P3" draw:layer="layout" svg:x1="7.229cm" svg:y1="2.36cm" svg:x2="8.375cm" svg:y2="4.463cm">
          <text:p/>
        </draw:line>
        <draw:line draw:style-name="gr4" draw:text-style-name="P3" draw:layer="layout" svg:x1="4.257cm" svg:y1="4.188cm" svg:x2="3.187cm" svg:y2="0.864cm">
          <text:p/>
        </draw:line>
        <draw:frame draw:style-name="gr5" draw:text-style-name="P4" draw:layer="layout" svg:width="3.055cm" svg:height="0.757cm" svg:x="4.245cm" svg:y="0.843cm">
          <draw:text-box>
            <text:p text:style-name="P3"><text:span text:style-name="T1">struct proc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0cm" fo:page-height="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2M14S</meta:editing-duration>
    <meta:editing-cycles>12</meta:editing-cycles>
    <meta:generator>LibreOffice/4.0.4.2$Windows_x86 LibreOffice_project/9e9821abd0ffdbc09cd8c52eaa574fa09eb08f2</meta:generator>
    <dc:date>2013-09-07T20:29:03.48</dc:date>
    <meta:document-statistic meta:object-count="21"/>
  </office:meta>
</office:document-meta>
</file>